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notes">
      <style:graphic-properties draw:fill-color="#ffffff" fo:min-height="13.364cm"/>
    </style:style>
    <style:style style:name="co1" style:family="table-column">
      <style:table-column-properties style:column-width="6.9cm" style:use-optimal-column-width="false"/>
    </style:style>
    <style:style style:name="co2" style:family="table-column">
      <style:table-column-properties style:column-width="6.901cm" style:use-optimal-column-width="false"/>
    </style:style>
    <style:style style:name="co3" style:family="table-column">
      <style:table-column-properties style:column-width="6.576cm" style:use-optimal-column-width="false"/>
    </style:style>
    <style:style style:name="co4" style:family="table-column">
      <style:table-column-properties style:column-width="7.223cm" style:use-optimal-column-width="false"/>
    </style:style>
    <style:style style:name="ro1" style:family="table-row">
      <style:table-row-properties style:row-height="2.441cm"/>
    </style:style>
    <style:style style:name="ro2" style:family="table-row">
      <style:table-row-properties style:row-height="2.627cm"/>
    </style:style>
    <style:style style:name="ro3" style:family="table-row">
      <style:table-row-properties style:row-height="2.637cm"/>
    </style:style>
    <style:style style:name="ce1" style:family="table-cell">
      <loext:graphic-properties draw:fill-color="#faa61a" draw:textarea-vertical-align="middle"/>
      <style:paragraph-properties fo:text-align="center" fo:border="0.03pt solid #999999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ce2" style:family="table-cell">
      <loext:graphic-properties draw:textarea-vertical-align="middle"/>
      <style:paragraph-properties fo:text-align="center" fo:border="0.03pt solid #999999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ce3" style:family="table-cell">
      <loext:graphic-properties draw:textarea-vertical-align="middle"/>
      <style:paragraph-properties fo:text-align="center" fo:border="0.03pt solid #999999"/>
      <style:text-properties fo:color="#00a65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" style:family="paragraph">
      <style:paragraph-properties fo:text-align="center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P3" style:family="paragraph">
      <style:paragraph-properties fo:text-align="center"/>
      <style:text-properties fo:color="#00a65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a65d" style:font-name="Liberation Sans1" fo:font-size="32pt" fo:font-style="italic" fo:font-weight="normal" style:font-name-asian="Liberation Sans1" style:font-size-asian="32pt" style:font-style-asian="italic" style:font-weight-asian="normal" style:font-name-complex="Liberation Sans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style-name="standard" draw:layer="layout" svg:width="27.599cm" svg:height="15.399cm" svg:x="0.2cm" svg:y="0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Produkt</text:p>
              </table:table-cell>
              <table:table-cell>
                <text:p text:style-name="P1">Cena</text:p>
              </table:table-cell>
              <table:table-cell>
                <text:p text:style-name="P1">Promocja</text:p>
              </table:table-cell>
              <table:table-cell>
                <text:p text:style-name="P1">Reguły</text:p>
              </table:table-cell>
            </table:table-row>
            <table:table-row table:style-name="ro1" table:default-cell-style-name="ce2">
              <table:table-cell>
                <text:p text:style-name="P2">Produkt 1</text:p>
              </table:table-cell>
              <table:table-cell>
                <text:p text:style-name="P2">100 zł / h</text:p>
              </table:table-cell>
              <table:table-cell table:style-name="ce3">
                <text:p text:style-name="P3"><text:span text:style-name="T1">Tak</text:span></text:p>
              </table:table-cell>
              <table:table-cell>
                <text:p text:style-name="P2">Gratis!!! 2h</text:p>
              </table:table-cell>
            </table:table-row>
            <table:table-row table:style-name="ro2" table:default-cell-style-name="ce2">
              <table:table-cell>
                <text:p text:style-name="P2">Produkt 2</text:p>
              </table:table-cell>
              <table:table-cell>
                <text:p text:style-name="P2">75 zł / h</text:p>
              </table:table-cell>
              <table:table-cell>
                <text:p text:style-name="P4"><text:span text:style-name="T1">Tak</text:span></text:p>
              </table:table-cell>
              <table:table-cell>
                <text:p text:style-name="P2">Gratis!!! 2h</text:p>
              </table:table-cell>
            </table:table-row>
            <table:table-row table:style-name="ro2" table:default-cell-style-name="ce2">
              <table:table-cell>
                <text:p text:style-name="P2">Produkt 3</text:p>
              </table:table-cell>
              <table:table-cell>
                <text:p text:style-name="P2">50 zł / h</text:p>
              </table:table-cell>
              <table:table-cell>
                <text:p text:style-name="P4"><text:span text:style-name="T1">Tak</text:span></text:p>
              </table:table-cell>
              <table:table-cell>
                <text:p text:style-name="P2">Gratis!!! 1h</text:p>
              </table:table-cell>
            </table:table-row>
            <table:table-row table:style-name="ro2" table:default-cell-style-name="ce2">
              <table:table-cell>
                <text:p text:style-name="P2">Produkt 4</text:p>
              </table:table-cell>
              <table:table-cell>
                <text:p text:style-name="P2">35 zł / h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  <table:table-row table:style-name="ro3" table:default-cell-style-name="ce2">
              <table:table-cell>
                <text:p text:style-name="P2">Produkt 5</text:p>
              </table:table-cell>
              <table:table-cell>
                <text:p text:style-name="P2">50 zł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08:53:35.041363633</meta:creation-date>
    <dc:date>2020-03-06T19:59:00.095666900</dc:date>
    <meta:editing-duration>PT39M20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